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office:automatic-styles>
  <office:body>
    <office:text>
      <text:p text:style-name="Title">All Quiet on the Pipeline Spill Front? When Learning Does Not Solve the Problem</text:p>
      <text:p text:style-name="Text_20_body">Running head: ALL QUIET ON THE PIPELINE SPILL FRONT? 1</text:p>
      <text:h text:style-name="Heading_20_2" text:outline-level="2">All Quiet on the Pipeline Spill Front? When Learning Does Not Solve the Problem</text:h>
      <text:p text:style-name="First_20_paragraph"><text:line-break/></text:p>
      <text:p text:style-name="Text_20_body">Julian Barg<text:line-break/>barg.julian@gmail.com</text:p>
      <text:p text:style-name="Text_20_body"><text:line-break/>Ivey Business School<text:line-break/></text:p>
      <text:h text:style-name="Heading_20_3" text:outline-level="3">Abstract</text:h>
      <text:p text:style-name="First_20_paragraph">Pipeline spills are both frequent and serious pollution events. Since the 1990s, the industry has made great strides in developing computerized equipment to prevent and control leaks. Yet, pipeline spills today are almost as prevalent as they were in the 1980s, raising the question of why technology does not allow us to overcome the problem of normal accidents, even in simple systems. This paper juxtaposes learning in the pipeline industry on the incident and population level. The results indicate that broad, sweeping technological changes can miss the mark. Social processes, including the regulator that is supposed to act as a watchdog, can function to mask this problem by promoting the technological "solution".</text:p>
      <text:h text:style-name="Heading_20_3" text:outline-level="3"/>
      <text:h text:style-name="Heading_20_2" text:outline-level="2">All Quiet on the Pipeline Spill Front? When Learning Does Not Solve the Problem</text:h>
      <text:h text:style-name="Heading_20_3" text:outline-level="3"/>
      <text:p text:style-name="First_20_paragraph">Organizational learning comes down to choices. Firms can either invest in improving existing technology, or develop new technology (<text:a xlink:type="simple" xlink:href="#XMarch1991" office:name=""><text:span text:style-name="Definition">March</text:span></text:a> <text:a xlink:type="simple" xlink:href="#XMarch1991" office:name=""><text:span text:style-name="Definition">1991</text:span></text:a>). Investing in the "wrong" technology can lead to technological lock-ins (<text:a xlink:type="simple" xlink:href="#XLevinthal1993" office:name=""><text:span text:style-name="Definition">Levinthal &amp; March</text:span></text:a> <text:a xlink:type="simple" xlink:href="#XLevinthal1993" office:name=""><text:span text:style-name="Definition">1993</text:span></text:a>). The actors in the pipeline industry have selected a number of technological solutions to resolve their most pressing issue. When a pipeline spill occurs, the oil quickly infiltrates the soil and seeps into the groundwater.<text:a xlink:type="simple" xlink:href="main2.html#fn1x0" office:name=""><text:span text:style-name="Definition"><text:span text:style-name="T1">1</text:span></text:span></text:a> The environmental degradation caused by oil affects the local environment, and the local populace, too: a 2019 sibling comparison study on oil spills in Nigeria found that in localities that are affected by oil spills, for every 1,000 live births, an additional 38.3 neonatal deaths occur(<text:a xlink:type="simple" xlink:href="#XBruederle2019" office:name=""><text:span text:style-name="Definition">Bruederle &amp; Hodler</text:span></text:a> <text:a xlink:type="simple" xlink:href="#XBruederle2019" office:name=""><text:span text:style-name="Definition">2019</text:span></text:a>).</text:p>
      <text:p text:style-name="Text_20_body">In their fight against pipeline spills, pipeline operators employ a variety of technologies, such as smart pigs, leak detection systems, and SCADA systems. Smart pigs, while traveling through the pipes, utilize electromagnetic flux or ultrasonic probing to assess corrosion or mechanical damages to the pipe (<text:a xlink:type="simple" xlink:href="#XSingh2017-7" office:name=""><text:span text:style-name="Definition">Singh</text:span></text:a> <text:a xlink:type="simple" xlink:href="#XSingh2017-7" office:name=""><text:span text:style-name="Definition">2017</text:span></text:a>). Internal leak detection systems measure the flow of oil at two points A and B to detect any loss in between those points. External leak detection systems detect signs of escaping hydrocarbons, and include acoustic, hydrocarbon, and temperature sensors, etc. (<text:a xlink:type="simple" xlink:href="#XShaw2012" office:name=""><text:span text:style-name="Definition">Shaw et al.</text:span></text:a> <text:a xlink:type="simple" xlink:href="#XShaw2012" office:name=""><text:span text:style-name="Definition">2012</text:span></text:a>). SCADA systems are systems that allow an operator remotely monitor and operate lines. The operator typically sees on his screen charts of the flow at different points, can open and close valves, and startup or shutdown delivery of oil. Alarms from leak detection systems of the line are also displayed to the SCADA operator.<text:a xlink:type="simple" xlink:href="main3.html#fn2x0" office:name=""><text:span text:style-name="Definition"><text:span text:style-name="T1">2</text:span></text:span></text:a></text:p>
      <text:p text:style-name="Text_20_body">The high technology character of leak detection stands in contrast to the experienced reality of pipeline spills. A 2012 study commissioned by the Pipeline and Hazardous Materials Safety Administration (PHMSA) of onshore pipeline spills that occurred over a 19 month period, SCADA systems assisted in less than 25% of cases with the detection and confirmation of the spill (<text:a xlink:type="simple" xlink:href="#XShaw2012" office:name=""><text:span text:style-name="Definition">Shaw et al.</text:span></text:a> <text:a xlink:type="simple" xlink:href="#XShaw2012" office:name=""><text:span text:style-name="Definition">2012</text:span></text:a>, p. 3-33). In only 17% of cases was the operator or SCADA system listed as the initial identifier of the leak, while the public or emergency responders identified 30% of leaks (<text:a xlink:type="simple" xlink:href="#XShaw2012" office:name=""><text:span text:style-name="Definition">Shaw et al.</text:span></text:a> <text:a xlink:type="simple" xlink:href="#XShaw2012" office:name=""><text:span text:style-name="Definition">2012</text:span></text:a>, p. 3-39). Why do the great learning efforts by pipeline operators fail to deliver the safety improvements that one would expect to see? A 2012 report prepared by the National Transportation Safety Board (NTSB) on the Kalamazoo River oil spill provides a good starting point for understanding the problem. A regional manager of Enbridge is quotes as saying: "...I’m not convinced [that there is a problem]. We haven’t had any phone calls. I mean it’s perfect weather out here–if it’s a rupture someone’s going to notice that, you know and smell it" (<text:a xlink:type="simple" xlink:href="#XNTSB2012" office:name=""><text:span text:style-name="Definition">NTSB</text:span></text:a> <text:a xlink:type="simple" xlink:href="#XNTSB2012" office:name=""><text:span text:style-name="Definition">2012</text:span></text:a>, p. 100).</text:p>
      <text:p text:style-name="Text_20_body">Existing research has provided us with many insights on the mechanisms of organizational learning. Learning is generally regarded as a function of experience, which builds knowledge, "embedded in a variety of repositories, including individuals, routines, and transactive memory systems" (<text:a xlink:type="simple" xlink:href="#XArgote2011" office:name=""><text:span text:style-name="Definition">Argote &amp; Miron-Spektor</text:span></text:a> <text:a xlink:type="simple" xlink:href="#XArgote2011" office:name=""><text:span text:style-name="Definition">2011</text:span></text:a>, p. 1124). For instance, an organization may notice that a routine fails under specific circumstances, and subsequently change its employee manual. An involved employees may also make a mental note of how to respond to the problem and whom to contact. Or an engineer might observe a method of speeding up production, and make a corresponding change to the production process. This knowledge-based approach to learning generally seeks to identify the factors that promote or hold back learning in an organization (e.g., <text:a xlink:type="simple" xlink:href="#XArgote2013-1" office:name=""><text:span text:style-name="Definition">Argote</text:span></text:a> <text:a xlink:type="simple" xlink:href="#XArgote2013-1" office:name=""><text:span text:style-name="Definition">2013</text:span></text:a>, p. 2).</text:p>
      <text:p text:style-name="Text_20_body">In terms of repositories, routines, and transactive memory systems, the pipeline industry has made great strides over our qualitative observation period. But our quantitative results do not indicate corresponding outcomes in safety improvements. The problem does not lie in a dearth of experience, or a general failure to translate "lessons" into knowledge. Our quantitative results indicate that when a specific problem occurs, the industry or individual actors are generally capable of addressing it. The coexistence of specific progress and overall stagnation is indicative of another problem.</text:p>
      <text:p text:style-name="Text_20_body">Our qualitative analysis reveals that pipeline spills have all the hallmarks of normal accidents in complex systems (<text:a xlink:type="simple" xlink:href="#XPerrow1984" office:name=""><text:span text:style-name="Definition">Perrow</text:span></text:a> <text:a xlink:type="simple" xlink:href="#XPerrow1984" office:name=""><text:span text:style-name="Definition">1984</text:span></text:a>). Almost no two serious spills are alike, and the causes are as complex as the diverse political and physical environments that is the United States. Here, organizational learning is at an impasse. When efforts is made, and learning takes place, why do we not observe corresponding results? <text:a xlink:type="simple" xlink:href="#XLevitt1988" office:name=""><text:span text:style-name="Definition">Levitt and March</text:span></text:a> (<text:a xlink:type="simple" xlink:href="#XLevitt1988" office:name=""><text:span text:style-name="Definition">1988</text:span></text:a>) propose that there are limitations to learning by doing. In those cases, learning cannot be disaggregated into its components. Instead, we need to look at the technological choices and determine whether an organization or industry has ended up in a competency trap (<text:a xlink:type="simple" xlink:href="#XLevitt1988" office:name=""><text:span text:style-name="Definition">Levitt &amp; March</text:span></text:a> <text:a xlink:type="simple" xlink:href="#XLevitt1988" office:name=""><text:span text:style-name="Definition">1988</text:span></text:a>). An important factor for diagnosing this issue are feedback mechanisms: at the population level, is the problem diagnosed, or not? If in an industry the lack of learning goes unnoticed or is not addressed on a population level, even if learning takes place on a case-by-case basis, aggregate learning may not take place MarchOlsen.</text:p>
      <text:p text:style-name="Text_20_body">References </text:p>
      <text:p text:style-name="Text_20_body">    Argote, L.   (2013). Organizational Learning Curves: An Overview. In Organizational learning (2nd ed., pp. 1–29). Boston, MA: Springer US. Retrieved from <text:a xlink:type="simple" xlink:href="http://link.springer.com/10.1007/978-1-4614-5251-5_1" office:name=""><text:span text:style-name="Definition">http://link.springer.com/10.1007/978-1-4614-5251-5_1</text:span></text:a> doi: 10.1007/978-1-4614-5251-5_1</text:p>
      <text:p text:style-name="Text_20_body">    Argote, L., &amp; Miron-Spektor, E.  (2011). Organizational Learning: From Experience to Knowledge. Organization Science, 22(5), 1123–1137. Retrieved from <text:a xlink:type="simple" xlink:href="http://pubsonline.informs.org/doi/abs/10.1287/orsc.1100.0621" office:name=""><text:span text:style-name="Definition">http://pubsonline.informs.org/doi/abs/10.1287/orsc.1100.0621</text:span></text:a> doi: 10.1287/orsc.1100.0621</text:p>
      <text:p text:style-name="Text_20_body">    Bonvicini, S., Antonioni, G., Morra, P., &amp; Cozzani, V.  (2015). Quantitative assessment of environmental risk due to accidental spills from onshore pipelines. Process Safety and Environmental Protection, 93, 31–49. Retrieved from <text:a xlink:type="simple" xlink:href="https://linkinghub.elsevier.com/retrieve/pii/S0957582014000536" office:name=""><text:span text:style-name="Definition">https://linkinghub.elsevier.com/retrieve/pii/S0957582014000536</text:span></text:a> doi: 10.1016/j.psep.2014.04.007</text:p>
      <text:p text:style-name="Text_20_body">    Bruederle, A., &amp; Hodler, R.   (2019). Effect of oil spills on infant mortality in Nigeria. Proceedings of the National Academy of Sciences, 116(12), 5467–5471. Retrieved from <text:a xlink:type="simple" xlink:href="http://www.pnas.org/lookup/doi/10.1073/pnas.1818303116" office:name=""><text:span text:style-name="Definition">http://www.pnas.org/lookup/doi/10.1073/pnas.1818303116</text:span></text:a> doi: 10.1073/pnas.1818303116</text:p>
      <text:p text:style-name="Text_20_body">    Levinthal, D. A., &amp; March, J. G.  (1993). The Myopia of Learning. Strategic Management Journal, 14(S2), 95–112. Retrieved from <text:a xlink:type="simple" xlink:href="http://doi.wiley.com/10.1002/smj.4250141009" office:name=""><text:span text:style-name="Definition">http://doi.wiley.com/10.1002/smj.4250141009</text:span></text:a> doi: 10.1002/smj.4250141009</text:p>
      <text:p text:style-name="Text_20_body">    Levitt, B., &amp; March, J. G.  (1988). Organizational Learning. Annual Review of Sociology, 14(1), 319–338. Retrieved from <text:a xlink:type="simple" xlink:href="http://www.annualreviews.org/doi/10.1146/annurev.so.14.080188.001535" office:name=""><text:span text:style-name="Definition">http://www.annualreviews.org/doi/10.1146/annurev.so.14.080188.001535</text:span></text:a> doi: 10.1146/annurev.so.14.080188.001535</text:p>
      <text:p text:style-name="Text_20_body">    March, J. G.  (1991). Exploration and Exploitation in Organizational Learning. Organization Science, 2(1), 71–87. Retrieved from <text:a xlink:type="simple" xlink:href="http://pubsonline.informs.org/doi/abs/10.1287/orsc.2.1.71" office:name=""><text:span text:style-name="Definition">http://pubsonline.informs.org/doi/abs/10.1287/orsc.2.1.71</text:span></text:a> doi: 10.1287/orsc.2.1.71</text:p>
      <text:p text:style-name="Text_20_body">    March, J. G., &amp; Olsen, J. P.   (1975). The Uncertainty of the Past: Organizational Learning under Ambiguity. European Journal of Political Research, 3(2), 147–171. Retrieved from <text:a xlink:type="simple" xlink:href="http://doi.wiley.com/10.1111/j.1475-6765.1975.tb00521.x" office:name=""><text:span text:style-name="Definition">http://doi.wiley.com/10.1111/j.1475-6765.1975.tb00521.x</text:span></text:a> doi: 10.1111/j.1475-6765.1975.tb00521.x</text:p>
      <text:p text:style-name="Text_20_body">    NTSB.   (2012). Enbridge Incorporated Hazardous Liquid Pipeline Rupture and Release Marshall, Michigan July 25, 2010. , 164. Retrieved from <text:a xlink:type="simple" xlink:href="https://www.ntsb.gov/investigations/AccidentReports/Reports/PAR1201.pdf" office:name=""><text:span text:style-name="Definition">https://www.ntsb.gov/investigations/AccidentReports/Reports/PAR1201.pdf</text:span></text:a></text:p>
      <text:p text:style-name="Text_20_body">    Perrow, C.  (1984). Normal Accidents: Living with High-Risk Technologies. Basic Books.</text:p>
      <text:p text:style-name="Text_20_body">    Shaw, D., Phillips, M., Baker, R., Munoz, E., Rehman, H., Gibson, C., &amp; Mayernik, C.  (2012). Leak Detection Study (Tech. Rep.). Worthington, OH: Kiefner &amp; Associates. Retrieved from <text:a xlink:type="simple" xlink:href="http://www.documentcloud.org/documents/809308-leak-detection-study-dtph56-11-d-000001-final-12.html" office:name=""><text:span text:style-name="Definition">http://www.documentcloud.org/documents/809308-leak-detection-study-dtph56-11-d-000001-final-12.html</text:span></text:a></text:p>
      <text:p text:style-name="Text_20_body">    Singh, R.  (2017). Liquid Hydrocarbon Pipeline Risk Management. In Pipeline integrity. management and risk evaluation (pp. 95–125). Cambridge, MA: Gulf Professional Publis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l Quiet on the Pipeline Spill Front? When Learning Does Not Solve the Problem</dc:title>
  </office:meta>
</office:document-meta>
</file>